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9bbdd" officeooo:paragraph-rsid="0009bbdd" style:font-weight-asian="bold" style:font-weight-complex="bold"/>
    </style:style>
    <style:style style:name="P3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4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5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8" style:family="paragraph" style:parent-style-name="Standard">
      <style:text-properties style:font-name="Arial" fo:language="en" fo:country="US" officeooo:rsid="002161f6" officeooo:paragraph-rsid="0012da99"/>
    </style:style>
    <style:style style:name="P9" style:family="paragraph" style:parent-style-name="Standard">
      <style:text-properties style:font-name="Arial" fo:language="en" fo:country="US" officeooo:rsid="0019dfae" officeooo:paragraph-rsid="0012da99"/>
    </style:style>
    <style:style style:name="P10" style:family="paragraph" style:parent-style-name="Standard">
      <style:text-properties style:font-name="Arial" fo:language="en" fo:country="US" officeooo:rsid="001d3f5a" officeooo:paragraph-rsid="0012da99"/>
    </style:style>
    <style:style style:name="P11" style:family="paragraph" style:parent-style-name="Standard">
      <style:text-properties style:font-name="Arial" fo:language="en" fo:country="US" officeooo:rsid="001ef995" officeooo:paragraph-rsid="0012da99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13" style:family="paragraph" style:parent-style-name="Standard">
      <style:paragraph-properties fo:break-before="page"/>
      <style:text-properties style:font-name="Arial" fo:font-weight="bold" officeooo:rsid="00115bc3" officeooo:paragraph-rsid="00115bc3" style:font-weight-asian="bold" style:font-weight-complex="bold"/>
    </style:style>
    <style:style style:name="P14" style:family="paragraph" style:parent-style-name="Standard">
      <style:text-properties style:font-name="Arial" officeooo:rsid="0009bbdd" officeooo:paragraph-rsid="001a0b59"/>
    </style:style>
    <style:style style:name="P15" style:family="paragraph" style:parent-style-name="Standard">
      <style:text-properties style:font-name="Arial" fo:font-weight="normal" officeooo:rsid="001a8741" officeooo:paragraph-rsid="0009bbdd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a8741" officeooo:paragraph-rsid="001a8741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1c577c" officeooo:paragraph-rsid="001c577c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0d8268" officeooo:paragraph-rsid="000f5a90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20438f" officeooo:paragraph-rsid="0020438f" style:font-weight-asian="normal" style:font-weight-complex="normal"/>
    </style:style>
    <style:style style:name="P22" style:family="paragraph" style:parent-style-name="Standard">
      <style:text-properties style:font-name="Arial" fo:font-weight="bold" officeooo:rsid="001c577c" officeooo:paragraph-rsid="001c577c" style:font-weight-asian="bold" style:font-weight-complex="bold"/>
    </style:style>
    <style:style style:name="P23" style:family="paragraph" style:parent-style-name="Standard">
      <style:text-properties style:font-name="Arial" fo:language="en" fo:country="US" fo:font-weight="normal" officeooo:rsid="00195456" officeooo:paragraph-rsid="0012da99" style:font-weight-asian="normal" style:font-weight-complex="normal"/>
    </style:style>
    <style:style style:name="P24" style:family="paragraph" style:parent-style-name="Standard">
      <style:text-properties style:font-name="Arial" fo:language="en" fo:country="US" fo:font-weight="normal" officeooo:rsid="0020cd06" officeooo:paragraph-rsid="0020cd06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font-name="Arial" fo:font-weight="bold" officeooo:rsid="001d3f5a" officeooo:paragraph-rsid="0012da99" style:font-weight-asian="bold" style:font-weight-complex="bold"/>
    </style:style>
    <style:style style:name="P26" style:family="paragraph">
      <loext:graphic-properties draw:fill="solid" draw:fill-color="#729fcf" draw:opacity="0%"/>
    </style:style>
    <style:style style:name="P27" style:family="paragraph">
      <style:paragraph-properties fo:text-align="center"/>
    </style:style>
    <style:style style:name="P28" style:family="paragraph">
      <style:paragraph-properties fo:text-align="end"/>
    </style:style>
    <style:style style:name="P2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9febe"/>
    </style:style>
    <style:style style:name="T2" style:family="text">
      <style:text-properties officeooo:rsid="00132d37"/>
    </style:style>
    <style:style style:name="T3" style:family="text">
      <style:text-properties officeooo:rsid="00160542"/>
    </style:style>
    <style:style style:name="T4" style:family="text">
      <style:text-properties officeooo:rsid="00163bad"/>
    </style:style>
    <style:style style:name="T5" style:family="text">
      <style:text-properties officeooo:rsid="001a0b59"/>
    </style:style>
    <style:style style:name="T6" style:family="text">
      <style:text-properties officeooo:rsid="001a8741"/>
    </style:style>
    <style:style style:name="T7" style:family="text">
      <style:text-properties officeooo:rsid="001c577c"/>
    </style:style>
    <style:style style:name="T8" style:family="text">
      <style:text-properties fo:language="en" fo:country="US"/>
    </style:style>
    <style:style style:name="T9" style:family="text">
      <style:text-properties officeooo:rsid="00208ba8"/>
    </style:style>
    <style:style style:name="T10" style:family="text">
      <style:text-properties fo:font-size="15pt" fo:font-weight="bold" style:font-size-asian="13pt" style:font-weight-asian="bold" style:font-size-complex="15pt" style:font-weight-complex="bold"/>
    </style:style>
    <style:style style:name="gr1" style:family="graphic">
      <style:graphic-properties svg:stroke-width="0.0098in" svg:stroke-color="#000000" draw:marker-start-width="0.1646in" draw:marker-end-width="0.1646in" draw:fill="solid" draw:fill-color="#729fcf" draw:opacity="0%" draw:textarea-horizontal-align="justify" draw:textarea-vertical-align="middle" draw:auto-grow-height="false" fo:min-height="2.4839in" fo:min-width="7.0217in" fo:padding-top="0.0047in" fo:padding-bottom="0.0047in" fo:padding-left="0.0047in" fo:padding-right="0.004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8335in" fo:min-width="1.9374in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2019 Fall </text:span>CPSC 240</text:p>
      <text:p text:style-name="P2">Assignment <text:span text:style-name="T5">2</text:span>: <text:span text:style-name="T5">Arrays</text:span></text:p>
      <text:p text:style-name="P1"/>
      <text:p text:style-name="P1"/>
      <text:p text:style-name="P3">Goal</text:p>
      <text:p text:style-name="P1"/>
      <text:p text:style-name="P14">We want to know <text:span text:style-name="T3">how</text:span> to use <text:span text:style-name="T6">use arrays and how to implement iteration.</text:span></text:p>
      <text:p text:style-name="P14"/>
      <text:p text:style-name="P14"/>
      <text:p text:style-name="P3">Programming requirements</text:p>
      <text:p text:style-name="P1"/>
      <text:p text:style-name="P1">Make a hybrid program that produces the following output. <text:s/>Additional details will be given later.</text:p>
      <text:p text:style-name="P1"/>
      <text:p text:style-name="P1"/>
      <text:p text:style-name="P1"/>
      <text:p text:style-name="P1"/>
      <text:p text:style-name="P4">Sample run</text:p>
      <text:p text:style-name="P1"/>
      <text:p text:style-name="P1">Welcome to<text:span text:style-name="T6"> Arrays of Integers</text:span></text:p>
      <text:p text:style-name="P1">Bought to you by <text:span text:style-name="T5">Jaime Ward</text:span></text:p>
      <text:p text:style-name="P3"><draw:custom-shape text:anchor-type="paragraph" draw:z-index="0" draw:name="Shape1" draw:style-name="gr1" draw:text-style-name="P26" svg:width="7.0315in" svg:height="2.4941in" svg:x="-0.1209in" svg:y="0.0764in"><text:p/><draw:enhanced-geometry svg:viewBox="0 0 21600 21600" draw:type="rectangle" draw:enhanced-path="M 0 0 L 21600 0 21600 21600 0 21600 0 0 Z N"/></draw:custom-shape></text:p>
      <text:p text:style-name="P16">This program will reverse your array of integers</text:p>
      <text:p text:style-name="P6">Enter a sequence of long integers separated by white space. <text:s/>After the last input press <text:span text:style-name="T6">enter followed by </text:span>Control+D: <text:s text:c="3"/>3 <text:s text:c="3"/>-12 <text:s text:c="2"/>9 <text:s text:c="2"/>21 <text:s text:c="2"/>-4 <text:s text:c="4"/>13 <text:s text:c="2"/>&lt;cntl+D&gt;</text:p>
      <text:p text:style-name="P6"/>
      <text:p text:style-name="P16">These number were received and placed into the array:</text:p>
      <text:p text:style-name="P16">3 <text:s text:c="2"/>-12 <text:s text:c="3"/>9 <text:s text:c="4"/><text:span text:style-name="T7">5</text:span> <text:s text:c="3"/>4 <text:s text:c="2"/>13</text:p>
      <text:p text:style-name="P15"/>
      <text:p text:style-name="P16">After the reverse function these are the numbers <text:span text:style-name="T7">of the array</text:span> in the new order:</text:p>
      <text:p text:style-name="P16">13 <text:s text:c="3"/>4 <text:s text:c="3"/><text:span text:style-name="T7">5</text:span> <text:s text:c="3"/>9 <text:s text:c="3"/>-12 <text:s text:c="4"/>3</text:p>
      <text:p text:style-name="P16"/>
      <text:p text:style-name="P17">The number of numbers entered is 6 and the mean is 3.</text:p>
      <text:p text:style-name="P17">The mean will now be returned to the main function.</text:p>
      <text:p text:style-name="P18"/>
      <text:p text:style-name="P17">Main received this number: 3</text:p>
      <text:p text:style-name="P17">Main will return 0 to the operating system. <text:s text:c="2"/>Bye.</text:p>
      <text:p text:style-name="P19"/>
      <text:p text:style-name="P5"/>
      <text:p text:style-name="P18"/>
      <text:p text:style-name="P18"/>
      <text:p text:style-name="P17">The section within the rectangle is outputted by the x86 manager function.</text:p>
      <text:p text:style-name="P13">Other facts</text:p>
      <text:p text:style-name="P7"/>
      <text:p text:style-name="P7">The first module to execute has source code written in C++. <text:s/>The first to execute program is sometimes called the driver program.</text:p>
      <text:p text:style-name="P7"/>
      <text:p text:style-name="P7">The second module is written in X86. <text:s/>This program produces all the output inside the rectangle on the preceding page.</text:p>
      <text:p text:style-name="P7"/>
      <text:p text:style-name="P7">Obviously you change the name of the author in the example to be your own name.</text:p>
      <text:p text:style-name="P7"/>
      <text:p text:style-name="P7">Make a bash file that compiles and runs everything related to this program.</text:p>
      <text:p text:style-name="P7"/>
      <text:p text:style-name="P7"/>
      <text:p text:style-name="P7"/>
      <text:p text:style-name="P22">Required Software Architecture</text:p>
      <text:p text:style-name="P7"/>
      <text:p text:style-name="P7"><draw:g text:anchor-type="paragraph" draw:z-index="1" draw:style-name="gr2"><draw:custom-shape draw:name="Shape2" draw:style-name="gr3" draw:text-style-name="P29" svg:width="1.9378in" svg:height="0.8335in" svg:x="2.1606in" svg:y="0.0118in"><text:p text:style-name="P27"><text:span text:style-name="T10">Main</text:span></text:p><text:p text:style-name="P27"/><text:p text:style-name="P28">C <text:s text:c="3"/></text:p><draw:enhanced-geometry svg:viewBox="0 0 21600 21600" draw:type="rectangle" draw:enhanced-path="M 0 0 L 21600 0 21600 21600 0 21600 0 0 Z N"/></draw:custom-shape><draw:custom-shape draw:name="Shape2" draw:style-name="gr3" draw:text-style-name="P29" svg:width="1.9378in" svg:height="0.8335in" svg:x="2.1606in" svg:y="1.1992in"><text:p text:style-name="P27"><text:span text:style-name="T10">Manager</text:span></text:p><text:p text:style-name="P27"/><text:p text:style-name="P28">X86 <text:s text:c="3"/></text:p><draw:enhanced-geometry svg:viewBox="0 0 21600 21600" draw:type="rectangle" draw:enhanced-path="M 0 0 L 21600 0 21600 21600 0 21600 0 0 Z N"/></draw:custom-shape><draw:custom-shape draw:name="Shape2" draw:style-name="gr3" draw:text-style-name="P29" svg:width="1.9378in" svg:height="0.8335in" svg:x="0.8898in" svg:y="2.4035in"><text:p text:style-name="P27"><text:span text:style-name="T10">Display_Array</text:span></text:p><text:p text:style-name="P27"/><text:p text:style-name="P28">X86 <text:s text:c="3"/></text:p><draw:enhanced-geometry svg:viewBox="0 0 21600 21600" draw:type="rectangle" draw:enhanced-path="M 0 0 L 21600 0 21600 21600 0 21600 0 0 Z N"/></draw:custom-shape><draw:custom-shape draw:name="Shape2" draw:style-name="gr3" draw:text-style-name="P29" svg:width="1.9378in" svg:height="0.8335in" svg:x="3.7752in" svg:y="2.4016in"><text:p text:style-name="P27"><text:span text:style-name="T10">Reverse</text:span></text:p><text:p text:style-name="P27"/><text:p text:style-name="P28">C++ <text:s text:c="3"/></text:p><draw:enhanced-geometry svg:viewBox="0 0 21600 21600" draw:type="rectangle" draw:enhanced-path="M 0 0 L 21600 0 21600 21600 0 21600 0 0 Z N"/></draw:custom-shape><draw:line draw:name="Shape3" draw:style-name="gr4" draw:text-style-name="P27" svg:x1="3.1189in" svg:y1="0.8453in" svg:x2="3.1291in" svg:y2="1.1996in"><text:p/></draw:line><draw:line draw:name="Shape3" draw:style-name="gr4" draw:text-style-name="P27" svg:x1="2.348in" svg:y1="2.0327in" svg:x2="2.3583in" svg:y2="2.387in"><text:p/></draw:line><draw:line draw:name="Shape3" draw:style-name="gr4" draw:text-style-name="P27" svg:x1="3.9835in" svg:y1="2.0327in" svg:x2="3.9937in" svg:y2="2.387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7"/>
      <text:p text:style-name="P7"/>
      <text:p text:style-name="P7"/>
      <text:p text:style-name="P21">There are 4 functions in the program. <text:s/>You can see their names in the diagram above.</text:p>
      <text:p text:style-name="P7"/>
      <text:p text:style-name="P21">Main calls Manager; Manager calls Display_Array and later calls Reverse.</text:p>
      <text:p text:style-name="P7"/>
      <text:p text:style-name="P21">There will be four files – each file contains one source function.</text:p>
      <text:p text:style-name="P21"/>
      <text:p text:style-name="P21">The fifth file is the Bash file that will compile the 4 sources (in any order) and then link the 4 object files making one executable file.</text:p>
      <text:p text:style-name="P7"/>
      <text:p text:style-name="P21">All the work is performed by Manager except output the array and reverse the array.</text:p>
      <text:p text:style-name="P25"><text:span text:style-name="T8">When you are done</text:span></text:p>
      <text:p text:style-name="P8"/>
      <text:p text:style-name="P9">You<text:span text:style-name="T9">r</text:span> options are the following.</text:p>
      <text:p text:style-name="P9"/>
      <text:p text:style-name="P9">1. <text:s/>You may keep your program in your computer for future use, and tell nobody about it.</text:p>
      <text:p text:style-name="P9"/>
      <text:p text:style-name="P9">2. <text:s/>You may start your program in the classroom during the lab hour, get my attention, I will go to where you are, and I’ll watch you demonstrate your program. <text:s text:c="2"/>I will tell you my opinion of the quality of your program.</text:p>
      <text:p text:style-name="P9"/>
      <text:p text:style-name="P9">3. <text:s/>You may email to me the source files of your program <text:span text:style-name="T9">including the bash file</text:span>. <text:s/>I will test your program on an Xubuntu machine. <text:s text:c="2"/>I will email back to you an evaluation of your program along with a numeric score.</text:p>
      <text:p text:style-name="P9"/>
      <text:p text:style-name="P9">Don’t email me broken code. <text:s/>It is better to discuss fixing code during the lab portion of the class meeting.</text:p>
      <text:p text:style-name="P10"/>
      <text:p text:style-name="P10">Email: <text:s text:c="2"/>holliday@fullerton.edu</text:p>
      <text:p text:style-name="P10"/>
      <text:p text:style-name="P10"/>
      <text:p text:style-name="P11">Due: <text:span text:style-name="T9">February</text:span> <text:span text:style-name="T2">21</text:span>, 20<text:span text:style-name="T9">20</text:span></text:p>
      <text:p text:style-name="P11"/>
      <text:p text:style-name="P11"/>
      <text:p text:style-name="P23">If you finish by the date given above then be assured that you are <text:span text:style-name="T1">fully caught up with the progress of this class.</text:span></text:p>
      <text:p text:style-name="P23"/>
      <text:p text:style-name="P24">Due dates do not usually fall on a class meeting day for the simple reason you can send me your finished program on any day of the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7:22:29.432433546</meta:creation-date>
    <dc:date>2020-02-08T16:42:03.285893755</dc:date>
    <meta:editing-duration>PT1H1M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41" meta:word-count="511" meta:character-count="2823" meta:non-whitespace-character-count="2286"/>
  </office:meta>
</office:document-meta>
</file>